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tyle="normal" style:text-underline-style="solid" style:text-underline-width="auto" style:text-underline-color="font-color" fo:font-weight="bold" officeooo:rsid="001f58d8" officeooo:paragraph-rsid="001f58d8" style:font-style-asian="normal" style:font-weight-asian="bold" style:font-style-complex="normal" style:font-weight-complex="bold"/>
    </style:style>
    <style:style style:name="P2" style:family="paragraph" style:parent-style-name="Standard">
      <style:text-properties style:font-name="Liberation Serif" fo:font-style="normal" style:text-underline-style="none" fo:font-weight="normal" officeooo:rsid="0020850d" officeooo:paragraph-rsid="0020850d" style:font-style-asian="normal" style:font-weight-asian="normal" style:font-style-complex="normal" style:font-weight-complex="normal"/>
    </style:style>
    <style:style style:name="P3" style:family="paragraph" style:parent-style-name="Standard">
      <style:text-properties style:font-name="Liberation Serif" fo:font-style="normal" style:text-underline-style="none" fo:font-weight="normal" officeooo:rsid="0022025b" officeooo:paragraph-rsid="0022025b" style:font-style-asian="normal" style:font-weight-asian="normal" style:font-style-complex="normal" style:font-weight-complex="normal"/>
    </style:style>
    <style:style style:name="P4" style:family="paragraph" style:parent-style-name="Standard">
      <style:text-properties style:font-name="Liberation Serif" fo:font-style="italic" style:text-underline-style="none" fo:font-weight="normal" officeooo:rsid="0022025b" officeooo:paragraph-rsid="0022025b" style:font-style-asian="italic" style:font-weight-asian="normal" style:font-style-complex="italic" style:font-weight-complex="normal"/>
    </style:style>
    <style:style style:name="T1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apter 9 – Notes</text:p>
      <text:p text:style-name="P2"/>
      <text:p text:style-name="P2">A <text:span text:style-name="T1">class</text:span> is a (user defined) type that specifies how objects of its type are represented, how those objects can be created, how they are used, and how they are destroyed.</text:p>
      <text:p text:style-name="P2"/>
      <text:p text:style-name="P4">class X {<text:tab/>// this class’s name is X</text:p>
      <text:p text:style-name="P4">public:</text:p>
      <text:p text:style-name="P4"><text:tab/>// public members</text:p>
      <text:p text:style-name="P4"><text:tab/>// <text:s/>- the interface to users (accessible by all)</text:p>
      <text:p text:style-name="P4"><text:tab/>// functions</text:p>
      <text:p text:style-name="P4"><text:tab/>// types</text:p>
      <text:p text:style-name="P4"><text:tab/>// data (often best kept private)</text:p>
      <text:p text:style-name="P4">private:</text:p>
      <text:p text:style-name="P4"><text:tab/>// private members</text:p>
      <text:p text:style-name="P4"><text:tab/>// - the implementation details (used by members of this class only)</text:p>
      <text:p text:style-name="P4"><text:tab/>// functions</text:p>
      <text:p text:style-name="P4"><text:tab/>// types</text:p>
      <text:p text:style-name="P4"><text:tab/>// data</text:p>
      <text:p text:style-name="P4">};</text:p>
      <text:p text:style-name="P4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2T11:13:27.323401082</meta:creation-date>
    <meta:generator>LibreOffice/5.1.6.2$Linux_X86_64 LibreOffice_project/10m0$Build-2</meta:generator>
    <dc:date>2018-04-23T20:30:56.988057422</dc:date>
    <meta:editing-duration>PT2H32M58S</meta:editing-duration>
    <meta:editing-cycles>10</meta:editing-cycles>
    <meta:document-statistic meta:table-count="0" meta:image-count="0" meta:object-count="0" meta:page-count="1" meta:paragraph-count="16" meta:word-count="89" meta:character-count="479" meta:non-whitespace-character-count="394"/>
  </office:meta>
</office:document-meta>
</file>